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Standard">
      <style:text-properties officeooo:paragraph-rsid="00c3bb22"/>
    </style:style>
    <style:style style:name="P3" style:family="paragraph" style:parent-style-name="Standard">
      <style:text-properties fo:font-size="18pt" officeooo:rsid="00c93697" officeooo:paragraph-rsid="00c93697"/>
    </style:style>
    <style:style style:name="P4" style:family="paragraph" style:parent-style-name="Standard">
      <style:text-properties fo:font-size="18pt" officeooo:rsid="00c4ee73" officeooo:paragraph-rsid="00c4ee73"/>
    </style:style>
    <style:style style:name="P5" style:family="paragraph" style:parent-style-name="Standard">
      <style:text-properties officeooo:rsid="00c93697" officeooo:paragraph-rsid="00c93697"/>
    </style:style>
    <style:style style:name="P6" style:family="paragraph" style:parent-style-name="Standard">
      <style:text-properties officeooo:paragraph-rsid="00c93697"/>
    </style:style>
    <style:style style:name="P7" style:family="paragraph" style:parent-style-name="Standard">
      <style:text-properties officeooo:rsid="00c20b50" officeooo:paragraph-rsid="00c3bb22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7533" officeooo:paragraph-rsid="0029ba73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8pt" officeooo:rsid="00c93697" officeooo:paragraph-rsid="00c93697"/>
    </style:style>
    <style:style style:name="P10" style:family="paragraph" style:parent-style-name="Standard">
      <style:text-properties fo:font-size="18pt" officeooo:rsid="00c93697" officeooo:paragraph-rsid="00caa478"/>
    </style:style>
    <style:style style:name="P11" style:family="paragraph" style:parent-style-name="Standard">
      <style:text-properties fo:font-size="18pt" officeooo:rsid="00c93697" officeooo:paragraph-rsid="00cab92e"/>
    </style:style>
    <style:style style:name="P12" style:family="paragraph" style:parent-style-name="Standard">
      <style:text-properties fo:font-size="18pt" officeooo:rsid="00c93697" officeooo:paragraph-rsid="00cc5f8e"/>
    </style:style>
    <style:style style:name="P13" style:family="paragraph" style:parent-style-name="Standard">
      <style:text-properties fo:font-size="18pt" officeooo:rsid="00cc5f8e" officeooo:paragraph-rsid="00cc5f8e"/>
    </style:style>
    <style:style style:name="P14" style:family="paragraph" style:parent-style-name="Standard">
      <style:paragraph-properties fo:break-before="column"/>
      <style:text-properties fo:font-size="18pt" fo:font-weight="bold" officeooo:rsid="00cc5f8e" officeooo:paragraph-rsid="00cc5f8e" style:font-weight-asian="bold" style:font-weight-complex="bold"/>
    </style:style>
    <style:style style:name="P15" style:family="paragraph" style:parent-style-name="Standard">
      <style:text-properties officeooo:paragraph-rsid="00c93697"/>
    </style:style>
    <style:style style:name="P16" style:family="paragraph" style:parent-style-name="Standard">
      <style:text-properties fo:font-weight="bold" officeooo:rsid="00cc5f8e" officeooo:paragraph-rsid="00cc5f8e" style:font-weight-asian="bold" style:font-weight-complex="bold"/>
    </style:style>
    <style:style style:name="P17" style:family="paragraph" style:parent-style-name="Standard">
      <style:text-properties officeooo:rsid="00c93697" officeooo:paragraph-rsid="00cc5f8e"/>
    </style:style>
    <style:style style:name="P18" style:family="paragraph" style:parent-style-name="Standard">
      <style:text-properties officeooo:paragraph-rsid="00cc5f8e"/>
    </style:style>
    <style:style style:name="T1" style:family="text">
      <style:text-properties officeooo:rsid="00c20b50"/>
    </style:style>
    <style:style style:name="T2" style:family="text">
      <style:text-properties fo:font-size="18pt"/>
    </style:style>
    <style:style style:name="T3" style:family="text">
      <style:text-properties fo:font-size="18pt" officeooo:rsid="00c2a5cc"/>
    </style:style>
    <style:style style:name="T4" style:family="text">
      <style:text-properties fo:font-size="18pt" officeooo:rsid="00c3bb22"/>
    </style:style>
    <style:style style:name="T5" style:family="text">
      <style:text-properties fo:font-size="18pt" officeooo:rsid="00c93697"/>
    </style:style>
    <style:style style:name="T6" style:family="text">
      <style:text-properties fo:font-size="18pt" style:text-underline-style="solid" style:text-underline-width="auto" style:text-underline-color="font-color" fo:font-weight="bold" officeooo:rsid="00c93697" style:font-weight-asian="bold" style:font-weight-complex="bold"/>
    </style:style>
    <style:style style:name="T7" style:family="text">
      <style:text-properties fo:font-size="18pt" officeooo:rsid="00ca5bc6"/>
    </style:style>
    <style:style style:name="T8" style:family="text">
      <style:text-properties fo:font-size="18pt" officeooo:rsid="00cc5f8e"/>
    </style:style>
    <style:style style:name="T9" style:family="text">
      <style:text-properties fo:text-transform="uppercase" style:font-name="Arial" fo:font-weight="bold" officeooo:rsid="00c93697" style:font-size-asian="20pt" style:font-weight-asian="bold" style:font-size-complex="20pt" style:font-weight-complex="bold"/>
    </style:style>
    <style:style style:name="T10" style:family="text">
      <style:text-properties fo:text-transform="uppercase" style:font-name="Arial" fo:font-size="18pt" fo:font-weight="bold" officeooo:rsid="00c93697" style:font-size-asian="20pt" style:font-weight-asian="bold" style:font-size-complex="20pt" style:font-weight-complex="bold"/>
    </style:style>
    <style:style style:name="T11" style:family="text">
      <style:text-properties fo:text-transform="uppercase" style:font-name="Times New Roman" fo:font-weight="bold" officeooo:rsid="006855d6" style:font-name-asian="Times New Roman" style:font-size-asian="20pt" style:font-weight-asian="bold" style:font-name-complex="Times New Roman" style:font-size-complex="20pt" style:font-weight-complex="bold"/>
    </style:style>
    <style:style style:name="T12" style:family="text">
      <style:text-properties style:font-name="Times New Roman" officeooo:rsid="006855d6" style:font-name-asian="Times New Roman" style:font-name-complex="Times New Roman"/>
    </style:style>
    <style:style style:name="T13" style:family="text">
      <style:text-properties officeooo:rsid="00ca5bc6"/>
    </style:style>
    <style:style style:name="T14" style:family="text">
      <style:text-properties officeooo:rsid="00caa478"/>
    </style:style>
    <style:style style:name="T15" style:family="text">
      <style:text-properties officeooo:rsid="00cab92e"/>
    </style:style>
    <style:style style:name="T16" style:family="text">
      <style:text-properties officeooo:rsid="00cc5f8e"/>
    </style:style>
    <style:style style:name="Sect1" style:family="section">
      <style:section-properties text:dont-balance-text-columns="false" style:editable="false">
        <style:columns fo:column-count="2" fo:column-gap="0.399cm">
          <style:column-sep style:width="0.035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portionnalité</text:p>
      <text:p text:style-name="Standard"/>
      <text:section text:style-name="Sect1" text:name="Section1">
        <text:p text:style-name="P16"><text:span text:style-name="T5">P</text:span><text:span text:style-name="T2">roportionnalité</text:span></text:p>
        <text:p text:style-name="P6"><text:span text:style-name="T5"/></text:p>
        <text:p text:style-name="P6"><text:span text:style-name="T5">4ème proportionnelle sans calculatrice</text:span></text:p>
        <text:p text:style-name="P10"><text:span text:style-name="T14">p135 : </text:span>2, 3</text:p>
        <text:p text:style-name="P10"><text:span text:style-name="T14">p136 :</text:span> 6, 11, 12, </text:p>
        <text:p text:style-name="P10"><text:span text:style-name="T14">p137 : </text:span>21, 22, 23</text:p>
        <text:p text:style-name="P10"><text:span text:style-name="T14">p138 : </text:span>26</text:p>
        <text:p text:style-name="P10"><text:span text:style-name="T15">p143 : </text:span>59</text:p>
        <text:p text:style-name="Standard"/>
        <text:p text:style-name="P6"><text:span text:style-name="T5">4ème proportionnelle </text:span><text:span text:style-name="T6">avec</text:span><text:span text:style-name="T5"> calculatrice</text:span></text:p>
        <text:p text:style-name="P10"><text:span text:style-name="T14">p135 : </text:span>4</text:p>
        <text:p text:style-name="P10"><text:span text:style-name="T14">p136 :</text:span> 5</text:p>
        <text:p text:style-name="P10"><text:span text:style-name="T14">p137 :</text:span> 17, 18, 20, 24</text:p>
        <text:p text:style-name="P6"/>
        <text:p text:style-name="P3">Avec un graphique</text:p>
        <text:p text:style-name="P10">p<text:span text:style-name="T14">136 : </text:span>8</text:p>
        <text:p text:style-name="P10"><text:span text:style-name="T14">p138 :</text:span> 28, 29, 31</text:p>
        <text:p text:style-name="P10"><text:span text:style-name="T14">p139 :</text:span> 32, 33</text:p>
        <text:p text:style-name="P10"><text:span text:style-name="T15">p143 : </text:span>61</text:p>
        <text:p text:style-name="P7"/>
        <text:p text:style-name="P3">Pourcentages</text:p>
        <text:p text:style-name="P10"><text:span text:style-name="T14">p136 : </text:span>13</text:p>
        <text:p text:style-name="P10"><text:span text:style-name="T14">p138 :</text:span> 30</text:p>
        <text:p text:style-name="P10"><text:span text:style-name="T14">p139 :</text:span> 35, 38, 39, 40</text:p>
        <text:p text:style-name="P7"/>
        <text:p text:style-name="P2"><text:span text:style-name="T4">Pourcentages</text:span><text:span text:style-name="T5"> augment/diminution</text:span></text:p>
        <text:p text:style-name="P10">p<text:span text:style-name="T14">139 : </text:span>36</text:p>
        <text:p text:style-name="P11"><text:span text:style-name="T15">p142 : </text:span>55</text:p>
        <text:p text:style-name="P11"><text:span text:style-name="T15">p144 :</text:span> 66, 69</text:p>
        <text:p text:style-name="P4"/>
        <text:p text:style-name="P3">Échelle<text:span text:style-name="T13">s</text:span></text:p>
        <text:p text:style-name="P11"><text:span text:style-name="T15">p136 : </text:span>9, 10, 15, </text:p>
        <text:p text:style-name="P11"><text:span text:style-name="T15">p140 : </text:span>42, 43, 44, 45</text:p>
        <text:p text:style-name="P14">Grandeurs produits et quotients</text:p>
        <text:p text:style-name="P13"/>
        <text:p text:style-name="P12">Grandeurs produits <text:span text:style-name="T12">−</text:span> quotients</text:p>
        <text:p text:style-name="P12"><text:span text:style-name="T16">p151 : </text:span>22, 27</text:p>
        <text:p text:style-name="P12"><text:span text:style-name="T16">p152 : </text:span>30</text:p>
        <text:p text:style-name="P12"/>
        <text:p text:style-name="P17"><text:span text:style-name="T2">Vitesse</text:span><text:span text:style-name="T7">s</text:span><text:span text:style-name="T2"> moyenne</text:span><text:span text:style-name="T7">s</text:span></text:p>
        <text:p text:style-name="P12"><text:span text:style-name="T16">p149 : </text:span>2, 3, 4</text:p>
        <text:p text:style-name="P12"/>
        <text:p text:style-name="P12">Changements d’unités</text:p>
        <text:p text:style-name="P18"><text:span text:style-name="T8">p149 : </text:span><text:span text:style-name="T5">5, 6</text:span></text:p>
        <text:p text:style-name="P18"><text:span text:style-name="T8">p152 :</text:span><text:span text:style-name="T5"> 33, 35, 36, 37, 39, 40</text:span></text:p>
        <text:p text:style-name="P18"><text:span text:style-name="T8">p153 :</text:span><text:span text:style-name="T5"> 43, 46, 49, 51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1M5S</meta:editing-duration>
    <meta:editing-cycles>156</meta:editing-cycles>
    <meta:generator>LibreOffice/7.3.7.2$Linux_X86_64 LibreOffice_project/30$Build-2</meta:generator>
    <meta:initial-creator>Véronique et Thibaud FONTANET</meta:initial-creator>
    <dc:date>2024-08-14T17:59:05.045860467</dc:date>
    <meta:print-date>2021-01-04T09:36:06.738044778</meta:print-date>
    <meta:document-statistic meta:table-count="0" meta:image-count="0" meta:object-count="0" meta:page-count="1" meta:paragraph-count="38" meta:word-count="139" meta:character-count="628" meta:non-whitespace-character-count="525"/>
  </office:meta>
</office:document-meta>
</file>